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729166666666667in"/>
    </style:style>
    <style:style style:name="co3" style:family="table-column">
      <style:table-column-properties fo:break-before="auto" style:column-width="2.239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Respostas ao formulário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spostas ao formulário 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12" table:default-cell-style-name="ce15"/>
        <table:table-column table:style-name="co1" table:default-cell-style-name="ce15" table:number-columns-repeated="241"/>
        <table:table-row table:style-name="ro2">
          <table:table-cell office:value-type="string">
            <text:p>Indicação de data e hora</text:p>
          </table:table-cell>
          <table:table-cell office:value-type="string">
            <text:p>1. Qual sua idade?</text:p>
          </table:table-cell>
          <table:table-cell office:value-type="string">
            <text:p>2. Onde estuda?</text:p>
          </table:table-cell>
          <table:table-cell office:value-type="string">
            <text:p>3. Como tomou conhecimento desta oficina?</text:p>
          </table:table-cell>
          <table:table-cell office:value-type="string">
            <text:p>4. O que o/a motivou a participar desta atividade?</text:p>
          </table:table-cell>
          <table:table-cell table:style-name="ce21" office:value-type="string">
            <text:p>5. Você já tinha participado de alguma atividade deste tipo antes? Qual(is)?</text:p>
          </table:table-cell>
          <table:table-cell office:value-type="string">
            <text:p>6. Já tinha visto ou utilizado hardware aberto?</text:p>
          </table:table-cell>
          <table:table-cell office:value-type="string">
            <text:p>7. Você costuma utilizar software livre (Linux)</text:p>
          </table:table-cell>
          <table:table-cell office:value-type="string">
            <text:p>8. Teve facilidade ou dificuldade para acompanhar a oficina?</text:p>
          </table:table-cell>
          <table:table-cell office:value-type="string">
            <text:p>9. Essa oficina exigiu conhecimentos prévios? De que tipo?</text:p>
          </table:table-cell>
          <table:table-cell office:value-type="string">
            <text:p>10. Que usos e utilidades você imagina para as coisas que aprendeu aqui sobre hardware aberto?</text:p>
          </table:table-cell>
          <table:table-cell office:value-type="string">
            <text:p>11. Como os conhecimentos e práticas desenvolvidos nessa oficina podem contribuir para Ubatuba?</text:p>
          </table:table-cell>
          <table:table-cell office:value-type="string">
            <text:p>12. Essa oficina atendeu ao que você esperava?</text:p>
          </table:table-cell>
          <table:table-cell office:value-type="string">
            <text:p>13. De que outras atividades desse tipo gostaria de participar?</text:p>
          </table:table-cell>
          <table:table-cell office:value-type="string">
            <text:p>14. Que sugestões gostaria de fazer para futuras atividades desse tipo?</text:p>
          </table:table-cell>
        </table:table-row>
        <table:table-row table:style-name="ro2">
          <table:table-cell table:style-name="ce22" office:value-type="date" office:date-value="2015-06-08T14:24:08">
            <text:p>6/8/2015 14:24:08</text:p>
          </table:table-cell>
          <table:table-cell/>
          <table:table-cell table:style-name="ce21" office:value-type="string">
            <text:p>Em casa</text:p>
          </table:table-cell>
          <table:table-cell table:style-name="ce21" office:value-type="string">
            <text:p>Soube por amigos ou pessoas próximas</text:p>
          </table:table-cell>
          <table:table-cell table:style-name="ce21" office:value-type="string">
            <text:p>Posso aprender coisas importantes para a minha comunidade/cidade</text:p>
          </table:table-cell>
          <table:table-cell table:style-name="ce21" office:value-type="string">
            <text:p>SIM, Tropixel</text:p>
          </table:table-cell>
          <table:table-cell table:style-name="ce21" office:value-type="string">
            <text:p>SIM, Oficinas Tropixel</text:p>
          </table:table-cell>
          <table:table-cell table:style-name="ce21" office:value-type="string">
            <text:p>SIM, Liberdade</text:p>
          </table:table-cell>
          <table:table-cell table:style-name="ce21" office:value-type="string">
            <text:p>Tive dificuldades para acompanhar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fazer novas pesquisas e experimentações.</text:p>
          </table:table-cell>
          <table:table-cell table:style-name="ce21" office:value-type="string">
            <text:p>Capacita os cidadãos a conhecerem as condições ambientais e sociais d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software livre</text:p>
          </table:table-cell>
        </table:table-row>
        <table:table-row table:style-name="ro2">
          <table:table-cell table:style-name="ce22" office:value-type="date" office:date-value="2015-06-08T14:25:48">
            <text:p>6/8/2015 14:25:48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Faculdade privada, Anhanguera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Tenho interesse pessoal neste assunto, Posso aprender coisas importantes para a minha comunidade/cidade</text:p>
          </table:table-cell>
          <table:table-cell/>
          <table:table-cell table:style-name="ce21" office:value-type="string">
            <text:p>SIM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dar outros usos para equipamentos já existentes., Posso fazer novas pesquisas e experimentações.</text:p>
          </table:table-cell>
          <table:table-cell table:style-name="ce21" office:value-type="string">
            <text:p>Contribui para qualificar melhor os estudantes da cidade., Pode contribuir para uma relação mais sustentável com o meio ambient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hardware aberto, Cursos de software livre, Criação de projetos para uso científico ou em outros trabalhos de pesquisa, Criação de projetos voltados à preservação do meio ambiente</text:p>
          </table:table-cell>
        </table:table-row>
        <table:table-row table:style-name="ro2">
          <table:table-cell table:style-name="ce22" office:value-type="date" office:date-value="2015-06-08T14:28:29">
            <text:p>6/8/2015 14:28:30</text:p>
          </table:table-cell>
          <table:table-cell/>
          <table:table-cell table:style-name="ce21" office:value-type="string">
            <text:p>Escola pública regular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É uma atividade obrigatória do curso que estou fazend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dar outros usos para equipamentos já existentes.</text:p>
          </table:table-cell>
          <table:table-cell table:style-name="ce21" office:value-type="string">
            <text:p>Pode contribuir para uma relação mais sustentável com o meio ambient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hardware aberto, Cursos de software livre, Criação de projetos voltados à preservação do meio ambiente</text:p>
          </table:table-cell>
          <table:table-cell table:style-name="ce21" office:value-type="string">
            <text:p>Cuidados com o meio ambiente, algo sustentável, que todas as pessoas podem contribuir.</text:p>
          </table:table-cell>
        </table:table-row>
        <table:table-row table:style-name="ro2">
          <table:table-cell table:style-name="ce22" office:value-type="date" office:date-value="2015-06-08T14:30:14">
            <text:p>6/8/2015 14:30:15</text:p>
          </table:table-cell>
          <table:table-cell table:style-name="ce21" office:value-type="float" office:value="26">
            <text:p>26</text:p>
          </table:table-cell>
          <table:table-cell table:style-name="ce21" office:value-type="string">
            <text:p>Faculdade privada, Estácio de Sá</text:p>
          </table:table-cell>
          <table:table-cell table:style-name="ce21" office:value-type="string">
            <text:p>Redes sociais (Facebook, Twitter, WhatsApp...)</text:p>
          </table:table-cell>
          <table:table-cell table:style-name="ce21" office:value-type="string">
            <text:p>É uma atividade obrigatória do curso que estou fazendo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SIM, Em casa, escola, trabalho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dar outros usos para equipamentos já existentes., Posso ter autonomia para criar meus próprios projetos em casa ou no trabalho., Posso compartilhar mais o conhecimento e as coisas que construo., Posso fazer novas pesquisas e experimentações.</text:p>
          </table:table-cell>
          <table:table-cell table:style-name="ce21" office:value-type="string">
            <text:p>Contribui para qualificar melhor os estudantes da cidade., Capacita os cidadãos a conhecerem as condições ambientais e sociais da cidade., Pode gerar novas oportunidades de trabalho na cidade., Pode contribuir para uma relação mais sustentável com o meio ambient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hardware aberto, Cursos de software livre, Criação de projetos para uso científico ou em outros trabalhos de pesquisa, Criação de projetos para uso na minha comunidade/bairro, Criação de projetos voltados à preservação do meio ambiente</text:p>
          </table:table-cell>
        </table:table-row>
        <table:table-row table:style-name="ro2">
          <table:table-cell table:style-name="ce22" office:value-type="date" office:date-value="2015-06-08T14:34:37">
            <text:p>6/8/2015 14:34:38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Escola pública técnica, Centro Paula Souza-Ubatuba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Tenho interesse pessoal neste assunto</text:p>
          </table:table-cell>
          <table:table-cell table:style-name="ce21" office:value-type="string">
            <text:p>SIM, Oficinas na escola, eventos com a Tropixel, etc.</text:p>
          </table:table-cell>
          <table:table-cell table:style-name="ce21" office:value-type="string">
            <text:p>SIM, Oficinas na escola</text:p>
          </table:table-cell>
          <table:table-cell table:style-name="ce21" office:value-type="string">
            <text:p>NÃO, Pouca "afinidade" com o Linux.</text:p>
          </table:table-cell>
          <table:table-cell table:style-name="ce21" office:value-type="string">
            <text:p>Tive dificuldades para acompanhar a oficina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Posso dar outros usos para equipamentos já existentes., Posso ter autonomia para criar meus próprios projetos em casa ou no trabalho., Posso compartilhar mais o conhecimento e as coisas que construo., Posso fazer novas pesquisas e experimentações.</text:p>
          </table:table-cell>
          <table:table-cell table:style-name="ce21" office:value-type="string">
            <text:p>Contribui para qualificar melhor os estudantes da cidade., Capacita os cidadãos a conhecerem as condições ambientais e sociais da cidade., Pode contribuir para uma relação mais sustentável com o meio ambiente.</text:p>
          </table:table-cell>
          <table:table-cell table:style-name="ce21" office:value-type="string">
            <text:p>SIM, Foi produtiva, aprendi coisas diferentes.</text:p>
          </table:table-cell>
          <table:table-cell table:style-name="ce21" office:value-type="string">
            <text:p>Cursos de hardware aberto, Cursos de software livre, Criação de projetos para uso científico ou em outros trabalhos de pesquisa, Criação de projetos para uso na minha comunidade/bairro, Criação de projetos voltados à preservação do meio ambiente</text:p>
          </table:table-cell>
          <table:table-cell table:style-name="ce21" office:value-type="string">
            <text:p>Maior divulgação para reunir mais pessoas.</text:p>
          </table:table-cell>
        </table:table-row>
        <table:table-row table:style-name="ro2">
          <table:table-cell table:style-name="ce22" office:value-type="date" office:date-value="2015-06-08T14:37:43">
            <text:p>6/8/2015 14:37:43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Escola pública técnica, Centro Paula Souza- Ubatuba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Tenho interesse pessoal neste assunto</text:p>
          </table:table-cell>
          <table:table-cell table:style-name="ce21" office:value-type="string">
            <text:p>SIM, Oficinas em escolas.</text:p>
          </table:table-cell>
          <table:table-cell table:style-name="ce21" office:value-type="string">
            <text:p>SIM, Oficina da escola</text:p>
          </table:table-cell>
          <table:table-cell table:style-name="ce21" office:value-type="string">
            <text:p>NÃO, Utilizo windows</text:p>
          </table:table-cell>
          <table:table-cell table:style-name="ce21" office:value-type="string">
            <text:p>Tive dificuldades para acompanhar a oficina.</text:p>
          </table:table-cell>
          <table:table-cell table:style-name="ce21" office:value-type="string">
            <text:p>SIM, sim, um conhecimento básico sobre hardware.</text:p>
          </table:table-cell>
          <table:table-cell table:style-name="ce21" office:value-type="string">
            <text:p>Posso dar outros usos para equipamentos já existentes., Posso ter autonomia para criar meus próprios projetos em casa ou no trabalho., Posso compartilhar mais o conhecimento e as coisas que construo., Posso fazer novas pesquisas e experimentações.</text:p>
          </table:table-cell>
          <table:table-cell table:style-name="ce21" office:value-type="string">
            <text:p>Contribui para qualificar melhor os estudantes da cidade., Pode gerar novas oportunidades de trabalho n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hardware aberto, Cursos de software livre, Criação de projetos para uso científico ou em outros trabalhos de pesquisa, Criação de projetos para uso na minha comunidade/bairro, Criação de projetos voltados à preservação do meio ambiente</text:p>
          </table:table-cell>
          <table:table-cell table:style-name="ce21" office:value-type="string">
            <text:p>Uma maior divulgação</text:p>
          </table:table-cell>
        </table:table-row>
        <table:table-row table:style-name="ro2">
          <table:table-cell table:style-name="ce22" office:value-type="date" office:date-value="2015-06-08T14:47:01">
            <text:p>6/8/2015 14:47:02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Formado em Análise de Sistemas</text:p>
          </table:table-cell>
          <table:table-cell table:style-name="ce21" office:value-type="string">
            <text:p>Soube por amigos ou pessoas próximas</text:p>
          </table:table-cell>
          <table:table-cell table:style-name="ce21" office:value-type="string">
            <text:p>Posso aprender coisas importantes para a minha comunidade/cidade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SIM, Por ser livre, para servidores.</text:p>
          </table:table-cell>
          <table:table-cell table:style-name="ce21" office:value-type="string">
            <text:p>Tive dificuldades para acompanhar a oficina.</text:p>
          </table:table-cell>
          <table:table-cell table:style-name="ce21" office:value-type="string">
            <text:p>SIM, Não acompanhei a oficina desde o início</text:p>
          </table:table-cell>
          <table:table-cell table:style-name="ce21" office:value-type="string">
            <text:p>Posso fazer novas pesquisas e experimentações.</text:p>
          </table:table-cell>
          <table:table-cell table:style-name="ce21" office:value-type="string">
            <text:p>Pode contribuir para uma relação mais sustentável com o meio ambient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software livre</text:p>
          </table:table-cell>
          <table:table-cell table:style-name="ce21" office:value-type="string">
            <text:p>Mais divulgação para atrair mais pessoas.</text:p>
          </table:table-cell>
        </table:table-row>
        <table:table-row table:style-name="ro2">
          <table:table-cell table:style-name="ce22" office:value-type="date" office:date-value="2015-06-08T14:49:56">
            <text:p>6/8/2015 14:49:56</text:p>
          </table:table-cell>
          <table:table-cell/>
          <table:table-cell table:style-name="ce21" office:value-type="string">
            <text:p>Não estudo.</text:p>
          </table:table-cell>
          <table:table-cell table:style-name="ce21" office:value-type="string">
            <text:p>Redes sociais (Facebook, Twitter, WhatsApp...)</text:p>
          </table:table-cell>
          <table:table-cell table:style-name="ce21" office:value-type="string">
            <text:p>Posso aprender coisas importantes para a minha comunidade/cidade</text:p>
          </table:table-cell>
          <table:table-cell table:style-name="ce21" office:value-type="string">
            <text:p>SIM, Aula de arduino.</text:p>
          </table:table-cell>
          <table:table-cell table:style-name="ce21" office:value-type="string">
            <text:p>SIM, Em aula.</text:p>
          </table:table-cell>
          <table:table-cell table:style-name="ce21" office:value-type="string">
            <text:p>SIM, Utilizo para estudos e por sua gratuidade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SIM, Arduino</text:p>
          </table:table-cell>
          <table:table-cell table:style-name="ce21" office:value-type="string">
            <text:p>Posso dar outros usos para equipamentos já existentes., Posso ter autonomia para criar meus próprios projetos em casa ou no trabalho., Posso compartilhar mais o conhecimento e as coisas que construo., Posso fazer novas pesquisas e experimentações.</text:p>
          </table:table-cell>
          <table:table-cell table:style-name="ce21" office:value-type="string">
            <text:p>Pode gerar novas oportunidades de trabalho n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hardware aberto, Cursos de software livre, Criação de projetos voltados à preservação do meio ambiente</text:p>
          </table:table-cell>
          <table:table-cell table:style-name="ce21" office:value-type="string">
            <text:p>Continuar com o que tem e não se atrasar tanto para a oficina. Esperamos 1H e 30 até começar.</text:p>
          </table:table-cell>
        </table:table-row>
        <table:table-row table:style-name="ro2">
          <table:table-cell table:style-name="ce22" office:value-type="date" office:date-value="2015-06-08T14:53:56">
            <text:p>6/8/2015 14:53:57</text:p>
          </table:table-cell>
          <table:table-cell table:style-name="ce21" office:value-type="float" office:value="19">
            <text:p>19</text:p>
          </table:table-cell>
          <table:table-cell table:style-name="ce21" office:value-type="string">
            <text:p>Faculdade privada, Anhanguera-Taubaté</text:p>
          </table:table-cell>
          <table:table-cell table:style-name="ce21" office:value-type="string">
            <text:p>Soube por amigos ou pessoas próximas, Redes sociais (Facebook, Twitter, WhatsApp...), Email</text:p>
          </table:table-cell>
          <table:table-cell table:style-name="ce21" office:value-type="string">
            <text:p>Tenho interesse pessoal neste assunto</text:p>
          </table:table-cell>
          <table:table-cell table:style-name="ce21" office:value-type="string">
            <text:p>SIM, Tropixel 2013 :)</text:p>
          </table:table-cell>
          <table:table-cell table:style-name="ce21" office:value-type="string">
            <text:p>SIM, Projetos da Facul</text:p>
          </table:table-cell>
          <table:table-cell table:style-name="ce21" office:value-type="string">
            <text:p>SIM, Fácil de usar</text:p>
          </table:table-cell>
          <table:table-cell/>
          <table:table-cell table:style-name="ce21" office:value-type="string">
            <text:p>NÃO</text:p>
          </table:table-cell>
          <table:table-cell table:style-name="ce21" office:value-type="string">
            <text:p>Posso ter autonomia para criar meus próprios projetos em casa ou no trabalho., Posso compartilhar mais o conhecimento e as coisas que construo., Posso fazer novas pesquisas e experimentações.</text:p>
          </table:table-cell>
          <table:table-cell table:style-name="ce21" office:value-type="string">
            <text:p>Contribui para qualificar melhor os estudantes da cidade., Pode contribuir para uma relação mais sustentável com o meio ambient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hardware aberto, Cursos de software livre</text:p>
          </table:table-cell>
          <table:table-cell table:style-name="ce21" office:value-type="string">
            <text:p>Que elas acontecessem mais vezes no ano !!!</text:p>
          </table:table-cell>
        </table:table-row>
        <table:table-row table:style-name="ro2">
          <table:table-cell table:style-name="ce22" office:value-type="date" office:date-value="2015-06-08T14:58:35">
            <text:p>6/8/2015 14:58:35</text:p>
          </table:table-cell>
          <table:table-cell/>
          <table:table-cell table:style-name="ce21" office:value-type="string">
            <text:p>Escola pública regular, Cap. Deolindo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Pode me ajudar em algo para ampliar meu conhecimento</text:p>
          </table:table-cell>
          <table:table-cell table:style-name="ce21" office:value-type="string">
            <text:p>SIM, free sol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SIM, biologia, programação e química</text:p>
          </table:table-cell>
          <table:table-cell table:style-name="ce21" office:value-type="string">
            <text:p>Posso dar outros usos para equipamentos já existentes., Posso ter autonomia para criar meus próprios projetos em casa ou no trabalho., Posso fazer novas pesquisas e experimentações.</text:p>
          </table:table-cell>
          <table:table-cell table:style-name="ce21" office:value-type="string">
            <text:p>Contribui para qualificar melhor os estudantes da cidade., Capacita os cidadãos a conhecerem as condições ambientais e sociais da cidade., Pode gerar novas oportunidades de trabalho na cidade., Pode contribuir para uma relação mais sustentável com o meio ambiente.</text:p>
          </table:table-cell>
          <table:table-cell table:style-name="ce21" office:value-type="string">
            <text:p>SIM, tecnologia e programação</text:p>
          </table:table-cell>
          <table:table-cell table:style-name="ce21" office:value-type="string">
            <text:p>Cursos de hardware aberto, Cursos de software livre, Criação de projetos para uso científico ou em outros trabalhos de pesquisa, Engenharia mecatrônica</text:p>
          </table:table-cell>
          <table:table-cell table:style-name="ce21" office:value-type="string">
            <text:p>Relacionado a TI.</text:p>
          </table:table-cell>
        </table:table-row>
        <table:table-row table:style-name="ro2">
          <table:table-cell table:style-name="ce22" office:value-type="date" office:date-value="2015-06-08T14:59:36">
            <text:p>6/8/2015 14:59:36</text:p>
          </table:table-cell>
          <table:table-cell/>
          <table:table-cell table:style-name="ce21" office:value-type="string">
            <text:p>Escola pública regular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Tenho interesse pessoal neste assunto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Posso ter autonomia para criar meus próprios projetos em casa ou no trabalho.</text:p>
          </table:table-cell>
          <table:table-cell table:style-name="ce21" office:value-type="string">
            <text:p>Contribui para qualificar melhor os estudantes d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riação de projetos para uso científico ou em outros trabalhos de pesquisa</text:p>
          </table:table-cell>
        </table:table-row>
        <table:table-row table:style-name="ro2">
          <table:table-cell table:style-name="ce22" office:value-type="date" office:date-value="2015-06-08T15:02:38">
            <text:p>6/8/2015 15:02:38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Escola pública regular, E.E. Aurea Moreira Rachou. Não estudo mais (terminei o ensino médio)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É uma oportunidade de ter experiência prática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, Não sei o que é isso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Posso compartilhar mais o conhecimento e as coisas que construo.</text:p>
          </table:table-cell>
          <table:table-cell table:style-name="ce21" office:value-type="string">
            <text:p>Pode gerar novas oportunidades de trabalho n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software livre</text:p>
          </table:table-cell>
        </table:table-row>
        <table:table-row table:style-name="ro2">
          <table:table-cell table:style-name="ce22" office:value-type="date" office:date-value="2015-06-08T15:05:12">
            <text:p>6/8/2015 15:05:1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Escola pública regular, E.E. Prof. Sueli Aparecida Figueira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Tenho interesse pessoal neste assunto</text:p>
          </table:table-cell>
          <table:table-cell table:style-name="ce21" office:value-type="string">
            <text:p>SIM, Flisol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Posso ter autonomia para criar meus próprios projetos em casa ou no trabalho., Posso fazer novas pesquisas e experimentações.</text:p>
          </table:table-cell>
          <table:table-cell table:style-name="ce21" office:value-type="string">
            <text:p>Contribui para qualificar melhor os estudantes da cidade., Capacita os cidadãos a conhecerem as condições ambientais e sociais da cidade.</text:p>
          </table:table-cell>
          <table:table-cell table:style-name="ce21" office:value-type="string">
            <text:p>SIM, Porque sim, foi muito bom.</text:p>
          </table:table-cell>
          <table:table-cell table:style-name="ce21" office:value-type="string">
            <text:p>Cursos de software livre</text:p>
          </table:table-cell>
          <table:table-cell table:style-name="ce21" office:value-type="string">
            <text:p>Nenhuma</text:p>
          </table:table-cell>
        </table:table-row>
        <table:table-row table:style-name="ro2">
          <table:table-cell table:style-name="ce22" office:value-type="date" office:date-value="2015-06-08T15:06:06">
            <text:p>6/8/2015 15:06:06</text:p>
          </table:table-cell>
          <table:table-cell/>
          <table:table-cell table:style-name="ce21" office:value-type="string">
            <text:p>Escola pública regular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Tenho interesse pessoal neste assunto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Posso ter autonomia para criar meus próprios projetos em casa ou no trabalho.</text:p>
          </table:table-cell>
          <table:table-cell table:style-name="ce21" office:value-type="string">
            <text:p>Capacita os cidadãos a conhecerem as condições ambientais e sociais d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hardware aberto, Cursos de software livre, Criação de projetos para uso científico ou em outros trabalhos de pesquisa, Criação de projetos voltados à preservação do meio ambiente</text:p>
          </table:table-cell>
        </table:table-row>
        <table:table-row table:style-name="ro2">
          <table:table-cell table:style-name="ce22" office:value-type="date" office:date-value="2015-06-08T15:08:34">
            <text:p>6/8/2015 15:08:34</text:p>
          </table:table-cell>
          <table:table-cell/>
          <table:table-cell table:style-name="ce21" office:value-type="string">
            <text:p>Escola pública regular, E.E. Prof. Sueli Aparecida F. dos Santos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Posso aprender coisas importantes para a minha comunidade/cidade</text:p>
          </table:table-cell>
          <table:table-cell table:style-name="ce21" office:value-type="string">
            <text:p>SIM, Flisol</text:p>
          </table:table-cell>
          <table:table-cell table:style-name="ce21" office:value-type="string">
            <text:p>SIM, ETEC</text:p>
          </table:table-cell>
          <table:table-cell table:style-name="ce21" office:value-type="string">
            <text:p>NÃO, Acho que ainda existe muita limitação nessa área.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dar outros usos para equipamentos já existentes., Posso compartilhar mais o conhecimento e as coisas que construo., Posso fazer novas pesquisas e experimentações.</text:p>
          </table:table-cell>
          <table:table-cell table:style-name="ce21" office:value-type="string">
            <text:p>Pode gerar novas oportunidades de trabalho na cidade.</text:p>
          </table:table-cell>
          <table:table-cell table:style-name="ce21" office:value-type="string">
            <text:p>SIM, Bem dinâmica</text:p>
          </table:table-cell>
          <table:table-cell table:style-name="ce21" office:value-type="string">
            <text:p>Criação de projetos para uso científico ou em outros trabalhos de pesquisa</text:p>
          </table:table-cell>
        </table:table-row>
        <table:table-row table:style-name="ro2">
          <table:table-cell table:style-name="ce22" office:value-type="date" office:date-value="2015-06-08T15:09:55">
            <text:p>6/8/2015 15:09:5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Escola pública regular, Capitão Dolindo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Tenho interesse pessoal neste assunt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dar outros usos para equipamentos já existentes., Posso compartilhar mais o conhecimento e as coisas que construo., Posso fazer novas pesquisas e experimentações.</text:p>
          </table:table-cell>
          <table:table-cell table:style-name="ce21" office:value-type="string">
            <text:p>Pode gerar novas oportunidades de trabalho na cidade.</text:p>
          </table:table-cell>
          <table:table-cell table:style-name="ce21" office:value-type="string">
            <text:p>SIM, Bem dinâmica</text:p>
          </table:table-cell>
          <table:table-cell table:style-name="ce21" office:value-type="string">
            <text:p>Criação de projetos para uso científico ou em outros trabalhos de pesquisa</text:p>
          </table:table-cell>
        </table:table-row>
        <table:table-row table:style-name="ro2">
          <table:table-cell table:style-name="ce22" office:value-type="date" office:date-value="2015-06-08T15:12:22">
            <text:p>6/8/2015 15:12:23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scola pública técnica, Tancredo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Posso aprender coisas importantes para a minha comunidade/cidade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Tive dificuldades para acompanhar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fazer novas pesquisas e experimentações.</text:p>
          </table:table-cell>
          <table:table-cell table:style-name="ce21" office:value-type="string">
            <text:p>Capacita os cidadãos a conhecerem as condições ambientais e sociais da cidade.</text:p>
          </table:table-cell>
          <table:table-cell table:style-name="ce21" office:value-type="string">
            <text:p>NÃO, O assunto foi outro.</text:p>
          </table:table-cell>
          <table:table-cell table:style-name="ce21" office:value-type="string">
            <text:p>Cursos de software livre</text:p>
          </table:table-cell>
        </table:table-row>
        <table:table-row table:style-name="ro2">
          <table:table-cell table:style-name="ce22" office:value-type="date" office:date-value="2015-06-08T15:14:49">
            <text:p>6/8/2015 15:14:49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Escola pública regular, Escola pública técnica, Florentina/ETEC</text:p>
          </table:table-cell>
          <table:table-cell table:style-name="ce21" office:value-type="string">
            <text:p>Divulgação na escola ou por pessoas da escola, Soube por amigos ou pessoas próximas</text:p>
          </table:table-cell>
          <table:table-cell table:style-name="ce21" office:value-type="string">
            <text:p>Posso aprender coisas importantes para a minha comunidade/cidade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SIM, Aula extra na ETEC</text:p>
          </table:table-cell>
          <table:table-cell table:style-name="ce21" office:value-type="string">
            <text:p>NÃO, Por não ter muito conhecimento</text:p>
          </table:table-cell>
          <table:table-cell table:style-name="ce21" office:value-type="string">
            <text:p>Tive dificuldades para acompanhar a oficina.</text:p>
          </table:table-cell>
          <table:table-cell table:style-name="ce21" office:value-type="string">
            <text:p>SIM, Arduino</text:p>
          </table:table-cell>
          <table:table-cell table:style-name="ce21" office:value-type="string">
            <text:p>Posso dar outros usos para equipamentos já existentes., Posso fazer novas pesquisas e experimentações.</text:p>
          </table:table-cell>
          <table:table-cell table:style-name="ce21" office:value-type="string">
            <text:p>Capacita os cidadãos a conhecerem as condições ambientais e sociais da cidade., Pode contribuir para uma relação mais sustentável com o meio ambient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hardware aberto, Cursos de software livre, Criação de projetos para uso científico ou em outros trabalhos de pesquisa</text:p>
          </table:table-cell>
        </table:table-row>
        <table:table-row table:style-name="ro2">
          <table:table-cell table:style-name="ce22" office:value-type="date" office:date-value="2015-06-08T15:16:46">
            <text:p>6/8/2015 15:16:47</text:p>
          </table:table-cell>
          <table:table-cell table:style-name="ce21" office:value-type="float" office:value="18">
            <text:p>18</text:p>
          </table:table-cell>
          <table:table-cell table:style-name="ce21" office:value-type="string">
            <text:p>Escola pública técnica, ETEC Centro Paula Souza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É uma atividade obrigatória do curso que estou fazendo, Posso aprender coisas importantes para a minha comunidade/cidade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SIM, Curso</text:p>
          </table:table-cell>
          <table:table-cell table:style-name="ce21" office:value-type="string">
            <text:p>NÃO, Uso o windows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compartilhar mais o conhecimento e as coisas que construo.</text:p>
          </table:table-cell>
          <table:table-cell table:style-name="ce21" office:value-type="string">
            <text:p>Capacita os cidadãos a conhecerem as condições ambientais e sociais da cidade.</text:p>
          </table:table-cell>
          <table:table-cell table:style-name="ce21" office:value-type="string">
            <text:p>SIM, Porque já esperava por isso.</text:p>
          </table:table-cell>
          <table:table-cell table:style-name="ce21" office:value-type="string">
            <text:p>Criação de projetos para uso na minha comunidade/bairro, Criação de projetos voltados à preservação do meio ambiente</text:p>
          </table:table-cell>
        </table:table-row>
        <table:table-row table:style-name="ro2">
          <table:table-cell table:style-name="ce22" office:value-type="date" office:date-value="2015-06-08T15:19:05">
            <text:p>6/8/2015 15:19:0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Escola pública regular, Escola pública técnica, Tancredo/ETEC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É uma oportunidade de ter experiência prática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, Prefiro outras opções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compartilhar mais o conhecimento e as coisas que construo.</text:p>
          </table:table-cell>
          <table:table-cell table:style-name="ce21" office:value-type="string">
            <text:p>Pode contribuir para uma relação mais sustentável com o meio ambiente.</text:p>
          </table:table-cell>
          <table:table-cell table:style-name="ce21" office:value-type="string">
            <text:p>SIM, Porque esperava por isso.</text:p>
          </table:table-cell>
          <table:table-cell table:style-name="ce21" office:value-type="string">
            <text:p>Criação de projetos para uso científico ou em outros trabalhos de pesquisa</text:p>
          </table:table-cell>
        </table:table-row>
        <table:table-row table:style-name="ro2">
          <table:table-cell table:style-name="ce22" office:value-type="date" office:date-value="2015-06-08T15:25:35">
            <text:p>6/8/2015 15:25:3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Escola pública técnica, ETEC Centro Paula Souza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Posso aprender coisas importantes para a minha comunidade/cidade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ter autonomia para criar meus próprios projetos em casa ou no trabalho.</text:p>
          </table:table-cell>
          <table:table-cell table:style-name="ce21" office:value-type="string">
            <text:p>Capacita os cidadãos a conhecerem as condições ambientais e sociais d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riação de projetos voltados à preservação do meio ambiente</text:p>
          </table:table-cell>
        </table:table-row>
        <table:table-row table:style-name="ro2">
          <table:table-cell table:style-name="ce22" office:value-type="date" office:date-value="2015-06-08T15:26:46">
            <text:p>6/8/2015 15:26:46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scola pública técnica, Tancredo Neves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Tenho interesse pessoal neste assunt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Posso fazer novas pesquisas e experimentações.</text:p>
          </table:table-cell>
          <table:table-cell table:style-name="ce21" office:value-type="string">
            <text:p>Capacita os cidadãos a conhecerem as condições ambientais e sociais d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hardware aberto</text:p>
          </table:table-cell>
        </table:table-row>
        <table:table-row table:style-name="ro2">
          <table:table-cell table:style-name="ce22" office:value-type="date" office:date-value="2015-06-08T15:32:12">
            <text:p>6/8/2015 15:32:13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Escola pública técnica, Tancredo de Almeida Neves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É uma oportunidade de ter experiência prática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SIM, Na escola mesmo</text:p>
          </table:table-cell>
          <table:table-cell table:style-name="ce21" office:value-type="string">
            <text:p>SIM, Acho melhor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compartilhar mais o conhecimento e as coisas que construo.</text:p>
          </table:table-cell>
          <table:table-cell table:style-name="ce21" office:value-type="string">
            <text:p>Capacita os cidadãos a conhecerem as condições ambientais e sociais da cidade.</text:p>
          </table:table-cell>
          <table:table-cell table:style-name="ce21" office:value-type="string">
            <text:p>SIM, Foi uma oficina que abrange bastante assuntos e por ter sido um público menor, pudemos aprender mais, nos concentrar mais na palestra.</text:p>
          </table:table-cell>
          <table:table-cell table:style-name="ce21" office:value-type="string">
            <text:p>Cursos de hardware aberto, Cursos de software livre, Criação de projetos voltados à preservação do meio ambiente</text:p>
          </table:table-cell>
        </table:table-row>
        <table:table-row table:style-name="ro2">
          <table:table-cell table:style-name="ce22" office:value-type="date" office:date-value="2015-06-08T15:35:27">
            <text:p>6/8/2015 15:35:27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scola pública técnica, ETEC Centro Paula Souza-Caraguatatuba/Extensão Ubatuba</text:p>
          </table:table-cell>
          <table:table-cell table:style-name="ce21" office:value-type="string">
            <text:p>Divulgação na escola ou por pessoas da escola</text:p>
          </table:table-cell>
          <table:table-cell/>
          <table:table-cell table:style-name="ce21" office:value-type="string">
            <text:p>NÃO</text:p>
          </table:table-cell>
          <table:table-cell table:style-name="ce21" office:value-type="string">
            <text:p>SIM, Na escola mesmo (ETEC a qual estou cursando)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SIM, Saber um pouco sobre o hardware</text:p>
          </table:table-cell>
          <table:table-cell table:style-name="ce21" office:value-type="string">
            <text:p>Posso dar outros usos para equipamentos já existentes., Posso ter autonomia para criar meus próprios projetos em casa ou no trabalho., Posso compartilhar mais o conhecimento e as coisas que construo.</text:p>
          </table:table-cell>
          <table:table-cell table:style-name="ce21" office:value-type="string">
            <text:p>Capacita os cidadãos a conhecerem as condições ambientais e sociais da cidade., Pode contribuir para uma relação mais sustentável com o meio ambiente.</text:p>
          </table:table-cell>
          <table:table-cell table:style-name="ce21" office:value-type="string">
            <text:p>SIM, Obtive conhecimentos sobre o assunto.</text:p>
          </table:table-cell>
          <table:table-cell table:style-name="ce21" office:value-type="string">
            <text:p>Cursos de hardware aberto, Cursos de software livre, Criação de projetos voltados à preservação do meio ambiente</text:p>
          </table:table-cell>
        </table:table-row>
        <table:table-row table:style-name="ro2">
          <table:table-cell table:style-name="ce22" office:value-type="date" office:date-value="2015-06-08T15:39:34">
            <text:p>6/8/2015 15:39:35</text:p>
          </table:table-cell>
          <table:table-cell table:style-name="ce21" office:value-type="float" office:value="35">
            <text:p>35</text:p>
          </table:table-cell>
          <table:table-cell table:style-name="ce21" office:value-type="string">
            <text:p>Escola pública técnica, Docente na ETEC Paula Souza-Ubatuba</text:p>
          </table:table-cell>
          <table:table-cell table:style-name="ce21" office:value-type="string">
            <text:p>Redes sociais (Facebook, Twitter, WhatsApp...)</text:p>
          </table:table-cell>
          <table:table-cell table:style-name="ce21" office:value-type="string">
            <text:p>Posso aprender coisas importantes para a minha comunidade/cidade</text:p>
          </table:table-cell>
          <table:table-cell table:style-name="ce21" office:value-type="string">
            <text:p>SIM, Tropixel (anos anteriores)- Flisol-Estatcard IBGE</text:p>
          </table:table-cell>
          <table:table-cell table:style-name="ce21" office:value-type="string">
            <text:p>SIM, ETEC Ubatuba</text:p>
          </table:table-cell>
          <table:table-cell table:style-name="ce21" office:value-type="string">
            <text:p>NÃO, Falta capacitação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SIM, Eletrônica-Arduino</text:p>
          </table:table-cell>
          <table:table-cell table:style-name="ce21" office:value-type="string">
            <text:p>Posso compartilhar mais o conhecimento e as coisas que construo.</text:p>
          </table:table-cell>
          <table:table-cell table:style-name="ce21" office:value-type="string">
            <text:p>Contribui para qualificar melhor os estudantes da cidade., Capacita os cidadãos a conhecerem as condições ambientais e sociais da cidade., Pode gerar novas oportunidades de trabalho na cidade., Pode contribuir para uma relação mais sustentável com o meio ambiente.</text:p>
          </table:table-cell>
          <table:table-cell table:style-name="ce21" office:value-type="string">
            <text:p>SIM, Interesse teórico, prático de funcionalidade em um  sistema de captação de dados. </text:p>
          </table:table-cell>
          <table:table-cell table:style-name="ce21" office:value-type="string">
            <text:p>Cursos de hardware aberto, Cursos de software livre, Criação de projetos para uso na minha comunidade/bairro</text:p>
          </table:table-cell>
        </table:table-row>
        <table:table-row table:style-name="ro2">
          <table:table-cell table:style-name="ce22" office:value-type="date" office:date-value="2015-06-08T15:41:22">
            <text:p>6/8/2015 15:41:22</text:p>
          </table:table-cell>
          <table:table-cell table:style-name="ce21" office:value-type="float" office:value="36">
            <text:p>36</text:p>
          </table:table-cell>
          <table:table-cell table:style-name="ce21" office:value-type="string">
            <text:p>Escola pública técnica, ETEC Caragua/Extensão Ubatuba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É uma oportunidade de ter experiência prática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SIM, Gratuito e com possibilidade de mudanças para personalização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dar outros usos para equipamentos já existentes.</text:p>
          </table:table-cell>
          <table:table-cell table:style-name="ce21" office:value-type="string">
            <text:p>Contribui para qualificar melhor os estudantes d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software livre</text:p>
          </table:table-cell>
        </table:table-row>
        <table:table-row table:style-name="ro2">
          <table:table-cell table:style-name="ce22" office:value-type="date" office:date-value="2015-06-08T15:42:20">
            <text:p>6/8/2015 15:42:20</text:p>
          </table:table-cell>
          <table:table-cell/>
          <table:table-cell table:style-name="ce21" office:value-type="string">
            <text:p>Escola pública regular, Escola pública técnica</text:p>
          </table:table-cell>
          <table:table-cell table:style-name="ce21" office:value-type="string">
            <text:p>Divulgação na escola ou por pessoas da escola</text:p>
          </table:table-cell>
          <table:table-cell table:style-name="ce21" office:value-type="string">
            <text:p>É uma oportunidade de ter experiência prática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Consegui acompanhar bem a oficina.</text:p>
          </table:table-cell>
          <table:table-cell table:style-name="ce21" office:value-type="string">
            <text:p>NÃO</text:p>
          </table:table-cell>
          <table:table-cell table:style-name="ce21" office:value-type="string">
            <text:p>Posso dar outros usos para equipamentos já existentes.</text:p>
          </table:table-cell>
          <table:table-cell table:style-name="ce21" office:value-type="string">
            <text:p>Contribui para qualificar melhor os estudantes da cidade.</text:p>
          </table:table-cell>
          <table:table-cell table:style-name="ce21" office:value-type="string">
            <text:p>SIM</text:p>
          </table:table-cell>
          <table:table-cell table:style-name="ce21" office:value-type="string">
            <text:p>Cursos de software livr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spostas ao formulário 1" style:display-name="PageStyle_Respostas ao formulário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